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201000000E5000000874ADD66E7.pn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3.837cm" presentation:class="title" presentation:user-transformed="true">
          <draw:text-box>
            <text:p text:style-name="P1"><text:span text:style-name="T1">Click to add title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Click to add 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4" draw:layer="layout" svg:width="25.199cm" svg:height="13.859cm" svg:x="1.37cm" svg:y="5.1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H40M37S</meta:editing-duration>
    <meta:editing-cycles>32</meta:editing-cycles>
    <dc:date>2011-02-28T11:22:40</dc:date>
    <meta:generator>LibreOffice/3.3$Unix LibreOffice_project/330m19$Build-202</meta:generator>
    <meta:document-statistic meta:object-count="45"/>
  </office:meta>
</office:document-meta>
</file>